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6" table:default-cell-style-name="Default"/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=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our</text:p>
          </table:table-cell>
          <table:table-cell/>
        </table:table-row>
        <table:table-row table:style-name="ro1">
          <table:table-cell table:formula="of:=[.A1]/1000" office:value-type="float" office:value="0.041" calcext:value-type="float">
            <text:p>0,041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formula="of:=[.A2]/60" office:value-type="float" office:value="0.000683333333333333" calcext:value-type="float">
            <text:p>0,0006833333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=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ou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=</text:p>
          </table:table-cell>
          <table:table-cell table:formula="of:=[.A4]*[.D3]/[.A3]" office:value-type="float" office:value="731.707317073171" calcext:value-type="float">
            <text:p>731,7073170732</text:p>
          </table:table-cell>
          <table:table-cell office:value-type="string" calcext:value-type="string">
            <text:p>RP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=</text:p>
          </table:table-cell>
          <table:table-cell table:formula="of:=[.D4]/25" office:value-type="float" office:value="29.2682926829268" calcext:value-type="float">
            <text:p>29,2682926829</text:p>
          </table:table-cell>
          <table:table-cell office:value-type="string" calcext:value-type="string">
            <text:p>km/h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vitesse ven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mu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ndSpeed = (reedSwitchCount-1) * 30000 / SERIAL_DELAY / WIND_RPM_TO_KMH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tesse vent</text:p>
          </table:table-cell>
          <table:table-cell office:value-type="float" office:value="7.61" calcext:value-type="float">
            <text:p>7,61</text:p>
          </table:table-cell>
          <table:table-cell office:value-type="string" calcext:value-type="string">
            <text:p>km/h</text:p>
          </table:table-cell>
          <table:table-cell office:value-type="string" calcext:value-type="string">
            <text:p>nombr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vitesse vent</text:p>
          </table:table-cell>
          <table:table-cell table:formula="of:=[.B11]*25" office:value-type="float" office:value="190.25" calcext:value-type="float">
            <text:p>190,25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vitesse vent</text:p>
          </table:table-cell>
          <table:table-cell table:formula="of:=([.E11]-1)*30000/10000" office:value-type="float" office:value="189" calcext:value-type="float">
            <text:p>189</text:p>
          </table:table-cell>
          <table:table-cell office:value-type="string" calcext:value-type="string">
            <text:p>rpm</text:p>
          </table:table-cell>
        </table:table-row>
        <table:table-row table:style-name="ro1">
          <table:table-cell office:value-type="string" calcext:value-type="string">
            <text:p>nombre</text:p>
          </table:table-cell>
          <table:table-cell table:formula="of:=[.B12]/30000*10000+1" office:value-type="float" office:value="64.4166666666667" calcext:value-type="float">
            <text:p>64,4166666667</text:p>
          </table:table-cell>
          <table:table-cell/>
          <table:table-cell office:value-type="string" calcext:value-type="string">
            <text:p>vitesse vent</text:p>
          </table:table-cell>
          <table:table-cell table:formula="of:=[.E12]/25" office:value-type="float" office:value="7.56" calcext:value-type="float">
            <text:p>7,56</text:p>
          </table:table-cell>
          <table:table-cell office:value-type="string" calcext:value-type="string">
            <text:p>km/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8:19:44.371220360</meta:creation-date>
    <dc:date>2018-03-02T22:21:13.384932224</dc:date>
    <meta:editing-duration>PT2H29M47S</meta:editing-duration>
    <meta:editing-cycles>1</meta:editing-cycles>
    <meta:document-statistic meta:table-count="1" meta:cell-count="39" meta:object-count="0"/>
    <meta:generator>LibreOffice/5.1.6.2$Linux_X86_64 LibreOffice_project/10m0$Build-2</meta:generator>
  </office:meta>
</office:document-meta>
</file>